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TGAssistant – Honours Project – Requirements</text:p>
      <text:p text:style-name="Standard"/>
      <text:p text:style-name="P4">Section 1: Card Database Operations</text:p>
      <text:list xml:id="list6567073718774507975" text:style-name="L1">
        <text:list-item>
          <text:p text:style-name="P2">Database SHALL store card information based on set and types</text:p>
          <text:list>
            <text:list-item>
              <text:p text:style-name="P2">Database SHALL store each SET released up to the current date</text:p>
            </text:list-item>
            <text:list-item>
              <text:p text:style-name="P2">Database SHALL store each CARD contained within each released SET </text:p>
            </text:list-item>
            <text:list-item>
              <text:p text:style-name="P2">Database SHALL store CARD information specific to that set. This includes rarities, collectors numbers, artists, and any other SET specific data</text:p>
            </text:list-item>
          </text:list>
        </text:list-item>
        <text:list-item>
          <text:p text:style-name="P2">Database SHALL store all relevant data for cards and their respective types</text:p>
          <text:list>
            <text:list-item>
              <text:p text:style-name="P2">Database SHALL store card names</text:p>
            </text:list-item>
            <text:list-item>
              <text:p text:style-name="P2">Database SHALL store all card SUPERTYPES</text:p>
            </text:list-item>
            <text:list-item>
              <text:p text:style-name="P2">Database SHALL store all card SUBTYPES</text:p>
            </text:list-item>
            <text:list-item>
              <text:p text:style-name="P2">Database SHALL store TEXT of a given card</text:p>
            </text:list-item>
            <text:list-item>
              <text:p text:style-name="P2">Database SHALL store CREATURE POWER and TOUGHNESS values</text:p>
            </text:list-item>
            <text:list-item>
              <text:p text:style-name="P2">Database SHALL store PLANESWALKER LOYALITY values when necessary</text:p>
            </text:list-item>
            <text:list-item>
              <text:p text:style-name="P2">Database SHALL store CONVERTED MANA COST (CMC) values</text:p>
            </text:list-item>
          </text:list>
        </text:list-item>
        <text:list-item>
          <text:p text:style-name="P2">User SHALL be query database based on a configurable set of search options</text:p>
          <text:list>
            <text:list-item>
              <text:p text:style-name="P2">User SHALL be able to search on any relevant information listed above</text:p>
            </text:list-item>
            <text:list-item>
              <text:p text:style-name="P2">Results SHALL return in a quick and meaningful matter</text:p>
            </text:list-item>
          </text:list>
        </text:list-item>
        <text:list-item>
          <text:p text:style-name="P2">Once data is stored with in the database it SHALL NOT be MODIFIABLE</text:p>
        </text:list-item>
      </text:list>
      <text:p text:style-name="Standard"/>
      <text:p text:style-name="P4">Section 2: Deck Database Operations</text:p>
      <text:list xml:id="list4078989535153836312" text:style-name="L2">
        <text:list-item>
          <text:p text:style-name="P3">When creating a deck, the user should have access to the following information</text:p>
          <text:list>
            <text:list-item>
              <text:p text:style-name="P3">The deck NAME SHALL be able to be specified</text:p>
            </text:list-item>
            <text:list-item>
              <text:p text:style-name="P3">The deck FORMAT SHALL be able to be specified</text:p>
            </text:list-item>
            <text:list-item>
              <text:p text:style-name="P3">The deck type SHALL be able to be specified</text:p>
            </text:list-item>
          </text:list>
        </text:list-item>
        <text:list-item>
          <text:p text:style-name="P3">Upon creation, user generated decks MUST be validated with their respective ruleset</text:p>
          <text:list>
            <text:list-item>
              <text:p text:style-name="P3">Vintage decks MUST adhere to the current vintage RESTRICTED list and BANNED list</text:p>
            </text:list-item>
            <text:list-item>
              <text:p text:style-name="P3">Legacy deck MUST adhere to the current legacy BANNED list</text:p>
            </text:list-item>
            <text:list-item>
              <text:p text:style-name="P3">Modern decks MUST adhere to the current modern BANNED list</text:p>
            </text:list-item>
            <text:list-item>
              <text:p text:style-name="P3">Standard decks MUST adhere to the current standard BANNED list</text:p>
            </text:list-item>
            <text:list-item>
              <text:p text:style-name="P3">Highlander decks MUST adhere to the single card rule placed upon them</text:p>
            </text:list-item>
            <text:list-item>
              <text:p text:style-name="P3">Commander decks MUST adhere to the single card rule, as well as the necessary definition of the decks COMMANDER</text:p>
            </text:list-item>
          </text:list>
        </text:list-item>
        <text:list-item>
          <text:p text:style-name="P3">Upon successful validation, user generated decks SHALL be inserted into the deck database</text:p>
          <text:list>
            <text:list-item>
              <text:p text:style-name="P3">Upon insertion, users will be able to VIEW, UPDATE, AND DELETE existing decks that they have created within the database</text:p>
              <text:list>
                <text:list-item>
                  <text:p text:style-name="P3">UPDATES SHALL be re-verifed to ensure that the new deck doesn't break the existing rules</text:p>
                </text:list-item>
              </text:list>
            </text:list-item>
            <text:list-item>
              <text:p text:style-name="P3">Deck database SHALL preserve all decks made by a user</text:p>
            </text:list-item>
          </text:list>
        </text:list-item>
      </text:list>
      <text:p text:style-name="Standard"/>
      <text:p text:style-name="P4">Section 3: Networking Operations</text:p>
      <text:p text:style-name="Standard"/>
      <text:p text:style-name="P4">Section 4: Statistical Analysis Operations</text:p>
      <text:list xml:id="list2158504765855293936" text:style-name="L3">
        <text:list-item>
          <text:p text:style-name="P5">Deck statistical analysis should show the following information</text:p>
          <text:list>
            <text:list-item>
              <text:p text:style-name="P5">Analysis SHALL show numerical representation of each main type </text:p>
              <text:list>
                <text:list-item>
                  <text:p text:style-name="P5">Main types include CREATURE, PLANESWALKER, LAND, INSTANT, <text:soft-page-break/>ARTIFACT, SORCERY, ENCHANTMENT</text:p>
                </text:list-item>
              </text:list>
            </text:list-item>
            <text:list-item>
              <text:p text:style-name="P5">Analysis SHALL show numerical representation of the number of cards that fall into each colour</text:p>
              <text:list>
                <text:list-item>
                  <text:p text:style-name="P5">Colours are RED, BLUE, BLACK, GREEN, WHITE</text:p>
                </text:list-item>
              </text:list>
            </text:list-item>
            <text:list-item>
              <text:p text:style-name="P5">Analysis SHALL show graphical representations of both 1.1 and 1.2</text:p>
            </text:list-item>
            <text:list-item>
              <text:p text:style-name="P5">Analysis SHALL show graphical representation of CMCs in deck</text:p>
            </text:list-item>
            <text:list-item>
              <text:p text:style-name="P5">Time permitting analysis MAY show financial value of deck</text:p>
            </text:list-item>
          </text:list>
        </text:list-item>
        <text:list-item>
          <text:p text:style-name="P5">Format analysis SHALL collect and show the following information</text:p>
          <text:list>
            <text:list-item>
              <text:p text:style-name="P5">Analysis SHALL show the most common deck archetyp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0:58:32.01</meta:creation-date>
    <meta:generator>OpenOffice/4.0.1$Win32 OpenOffice.org_project/401m5$Build-9714</meta:generator>
    <dc:date>2017-01-18T19:29:04.36</dc:date>
    <meta:editing-duration>PT35M30S</meta:editing-duration>
    <meta:editing-cycles>10</meta:editing-cycles>
    <meta:document-statistic meta:table-count="0" meta:image-count="0" meta:object-count="0" meta:page-count="2" meta:paragraph-count="46" meta:word-count="504" meta:character-count="3098"/>
  </office:meta>
</office:document-meta>
</file>